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LAYME TICONA, VICTOR RAU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CQ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AMANI CCAMA, EFRAI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LAYME TICONA, VICTOR RAU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3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5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67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2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6491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4T16:50:2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